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officeooo:rsid="00193bc0" officeooo:paragraph-rsid="00193bc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officeooo:rsid="00193bc0" officeooo:paragraph-rsid="00193bc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301 – Interim Planning and Investigation Report</text:p>
      <text:p text:style-name="P1"/>
      <text:p text:style-name="P2">Aims and Objectives</text:p>
      <text:p text:style-name="P2"/>
      <text:p text:style-name="P2">Stages or deliverables</text:p>
      <text:p text:style-name="P2"><text:tab/>Activities must be associated with products</text:p>
      <text:p text:style-name="P2"><text:tab/>Products can be intermediate or have end deliverables</text:p>
      <text:p text:style-name="P2"/>
      <text:p text:style-name="P2">products may be technical, management or quality.</text:p>
      <text:p text:style-name="P2"/>
      <text:p text:style-name="P2">Products will form a hierarchy, some must be accomplished before others cacn be undertaken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4:06:30.677000000</meta:creation-date>
    <dc:date>2016-11-23T14:11:14.837000000</dc:date>
    <meta:editing-duration>PT4M44S</meta:editing-duration>
    <meta:editing-cycles>1</meta:editing-cycles>
    <meta:document-statistic meta:table-count="0" meta:image-count="0" meta:object-count="0" meta:page-count="1" meta:paragraph-count="7" meta:word-count="47" meta:character-count="327" meta:non-whitespace-character-count="284"/>
    <meta:generator>LibreOffice/5.2.2.2$Windows_x86 LibreOffice_project/8f96e87c890bf8fa77463cd4b640a2312823f3ad</meta:generator>
  </office:meta>
</office:document-meta>
</file>